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F00000062C8C19C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Helvetica Neue Light" svg:font-family="'Helvetica Neue Light', HelveticaNeue-Light, 'Helvetica Neue', Helvetica, Arial, sans-serif"/>
    <style:font-face style:name="OpenSymbol" svg:font-family="OpenSymbol"/>
    <style:font-face style:name="Tahoma3" svg:font-family="Tahoma"/>
    <style:font-face style:name="TimesNewRomanPS-BoldMT" svg:font-family="TimesNewRomanPS-BoldMT"/>
    <style:font-face style:name="sans-serif" svg:font-family="sans-serif"/>
    <style:font-face style:name="TimesNewRomanPSMT" svg:font-family="TimesNewRomanPSMT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 style:shadow="none"/>
    </style:style>
    <style:style style:name="Tabla2.A" style:family="table-column">
      <style:table-column-properties style:column-width="4.251cm" style:rel-column-width="16386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="none"/>
    </style:style>
    <style:style style:name="Tabla2.A3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Tahoma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margin-left="0.026cm" fo:margin-right="0cm" fo:margin-top="0cm" fo:margin-bottom="0.199cm" fo:text-align="justify" style:justify-single-word="false" fo:text-indent="0cm" style:auto-text-indent="false"/>
      <style:text-properties style:font-name="Tahoma"/>
    </style:style>
    <style:style style:name="P6" style:family="paragraph" style:parent-style-name="Standard" style:list-style-name="L1">
      <style:paragraph-properties fo:margin-left="0.026cm" fo:margin-right="0cm" fo:margin-top="0cm" fo:margin-bottom="0.199cm" fo:text-align="justify" style:justify-single-word="false" fo:text-indent="0cm" style:auto-text-indent="false"/>
      <style:text-properties style:font-name="Tahoma" fo:font-weight="bold" style:font-weight-asian="bold" style:font-weight-complex="bold"/>
    </style:style>
    <style:style style:name="P7" style:family="paragraph" style:parent-style-name="Standard" style:list-style-name="L1">
      <style:paragraph-properties fo:margin-left="0.026cm" fo:margin-right="0cm" fo:margin-top="0cm" fo:margin-bottom="0.199cm" fo:text-align="justify" style:justify-single-word="false" fo:text-indent="0cm" style:auto-text-indent="false"/>
    </style:style>
    <style:style style:name="P8" style:family="paragraph" style:parent-style-name="Standard" style:list-style-name="L1">
      <style:paragraph-properties fo:margin-left="0.026cm" fo:margin-right="0cm" fo:margin-top="0cm" fo:margin-bottom="0.199cm" fo:text-align="justify" style:justify-single-word="false" fo:text-indent="0cm" style:auto-text-indent="false"/>
      <style:text-properties fo:font-variant="normal" fo:text-transform="none" fo:color="#333333" style:font-name="Tahoma" fo:font-size="12pt" fo:letter-spacing="normal" fo:font-style="normal" fo:font-weight="normal" style:font-size-asian="12pt" style:font-size-complex="12pt"/>
    </style:style>
    <style:style style:name="P9" style:family="paragraph" style:parent-style-name="Standard" style:list-style-name="L1" style:master-page-name="">
      <style:paragraph-properties fo:margin-left="0.026cm" fo:margin-right="0cm" fo:margin-top="0cm" fo:margin-bottom="0.199cm" fo:text-align="justify" style:justify-single-word="false" fo:text-indent="0cm" style:auto-text-indent="false" style:page-number="auto"/>
      <style:text-properties style:font-name="Tahoma"/>
    </style:style>
    <style:style style:name="P10" style:family="paragraph" style:parent-style-name="Standard" style:list-style-name="L1">
      <style:paragraph-properties fo:margin-left="0.026cm" fo:margin-right="0cm" fo:text-align="justify" style:justify-single-word="false" fo:text-indent="0cm" style:auto-text-indent="false"/>
      <style:text-properties style:font-name="Tahoma"/>
    </style:style>
    <style:style style:name="P11" style:family="paragraph" style:parent-style-name="Table_20_Contents">
      <style:text-properties style:font-name="Tahom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Tahoma"/>
    </style:style>
    <style:style style:name="P14" style:family="paragraph" style:parent-style-name="Table_20_Contents">
      <style:paragraph-properties fo:text-align="start" style:justify-single-word="false"/>
      <style:text-properties style:font-name="Tahoma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2pt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fo:color="#333333" style:font-name="Tahoma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cm" fo:text-align="justify" style:justify-single-word="false" fo:orphans="2" fo:widows="2" fo:padding="0cm" fo:border="none"/>
      <style:text-properties style:font-name="Tahoma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style:font-name="Helvetica Neue Light"/>
    </style:style>
    <style:style style:name="T1" style:family="text">
      <style:text-properties style:font-name="Tahoma"/>
    </style:style>
    <style:style style:name="T2" style:family="text">
      <style:text-properties style:font-name="Tahoma" fo:font-weight="bold" style:font-weight-asian="bold" style:font-weight-complex="bold"/>
    </style:style>
    <style:style style:name="T3" style:family="text">
      <style:text-properties style:font-name="Tahoma" fo:font-weight="normal" style:font-weight-asian="normal" style:font-weight-complex="normal"/>
    </style:style>
    <style:style style:name="T4" style:family="text">
      <style:text-properties style:font-name="Tahoma" fo:font-size="12pt" style:font-size-asian="12pt" style:font-size-complex="12pt"/>
    </style:style>
    <style:style style:name="T5" style:family="text">
      <style:text-properties style:font-name="Tahoma" style:font-name-asian="Andale Sans UI" style:font-name-complex="Tahoma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font-name-asian="TimesNewRomanPSMT" style:font-size-asian="12pt" style:font-name-complex="TimesNewRomanPSMT" style:font-size-complex="12pt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222222" style:font-name="sans-serif" fo:letter-spacing="normal" fo:font-style="normal" fo:font-weight="normal"/>
    </style:style>
    <style:style style:name="T11" style:family="text">
      <style:text-properties fo:font-variant="normal" fo:text-transform="none" fo:color="#222222" style:font-name="Tahoma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22222" fo:font-size="10.5pt" fo:letter-spacing="normal" fo:font-style="normal" fo:font-weight="normal"/>
    </style:style>
    <style:style style:name="T13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22222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font-variant="normal" fo:text-transform="none" fo:color="#222222" fo:letter-spacing="normal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language="zxx" fo:country="none" fo:font-style="normal" fo:font-weight="normal" style:language-asian="zxx" style:country-asian="none" style:language-complex="zxx" style:country-complex="none"/>
    </style:style>
    <style:style style:name="T18" style:family="text">
      <style:text-properties fo:font-variant="normal" fo:text-transform="none" fo:color="#222222" style:font-name="Tahoma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20" style:family="text">
      <style:text-properties fo:font-variant="normal" fo:text-transform="none" fo:color="#333333" fo:font-size="10.5pt" fo:letter-spacing="normal" fo:font-style="normal" fo:font-weight="normal"/>
    </style:style>
    <style:style style:name="T21" style:family="text">
      <style:text-properties fo:font-variant="normal" fo:text-transform="none" fo:color="#333333" fo:letter-spacing="normal" fo:font-style="normal" fo:font-weight="normal"/>
    </style:style>
    <style:style style:name="T22" style:family="text">
      <style:text-properties style:font-name="Tahoma1" style:font-name-asian="Tahoma1" style:font-name-complex="Tahoma1"/>
    </style:style>
    <style:style style:name="T23" style:family="text">
      <style:text-properties style:font-name-asian="Andale Sans UI" style:font-name-complex="Tahom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01677726595681323" text:style-name="L1">
        <text:list-header>
          <text:p text:style-name="P9"><text:span text:style-name="T7">1 - Según estimaciones el 25% por ciento de los llamados grandes proyectos fracasan, el 50% se tienen que modificar drásticamente y el 25% restante son un éxito. Razona las causas o motivos de estos resultados, y justifica tu respuesta.</text:span> Una mayoría de los proyectos no se planifican como toca, por esa razón de esos porcentajes.</text:p>
          <text:p text:style-name="P5"><text:span text:style-name="T7">2 - Si tenemos un cliente que quiere desarrollar su negocio actual de venta de gadgets informáticos, a una tienda online. El cliente no sabe exactamente los recursos económicos que destinará a este, y pueden depender directamente del éxito de la primera implantación del proyecto. ¿Qué tipo de modelo de desarrollo aplicarías? Justifica razonadamente tu respuesta.</text:span> Modelo evolutivo, ya que t<text:span text:style-name="T8">ienen en cuenta la naturaleza cambiante y evolutiva del software.</text:span></text:p>
          <text:p text:style-name="P6">3 - Pon un ejemplo de proyecto para el que sería justificado utilizar el modelo en espiral. Comenta las características del proyecto (objetivos, dificultad, planificación temporal, recursos económicos y humanos, otros que consideres importantes para justificar tu respuesta).</text:p>
          <text:p text:style-name="P5"><text:span text:style-name="T7">4 - ¿Por qué el modelo en cascada es prácticamente imposible de utilizar?</text:span> R<text:span text:style-name="T8">equiere conocer de antemano todos los requisitos del sistema. Las etapas pasan de una a otra sin retorno posible.</text:span></text:p>
          <text:p text:style-name="P5"><text:span text:style-name="T7">5 - Para qué sirven las herramientas CASE?</text:span> E<text:span text:style-name="T8">l objetivo de de las herramientas CASE además de ayudarnos en el desarrollo del software es reducir costes y tiempo del proceso, mejorando por tanto la productividad del proceso.</text:span></text:p>
          <text:p text:style-name="P5"><text:span text:style-name="T7">6 - ¿Qué tipos de herramientas CASE hay? Pon un ejemplo de cada uno de los tipos, busca una herramienta libre y sus características que ofrece para cada tipo.</text:span> Hay 3 tipos diferentes: U-CASE, M-CASE, L-CASE. </text:p>
          <text:p text:style-name="P5"><text:span text:style-name="T7">Ejemplos:</text:span> Microsoft Project, MagicDraw, Visual Paradigm, Microsoft Visio, ArgoUML, ...</text:p>
          <text:p text:style-name="P7"><text:span text:style-name="T2">7 - Si clasificamos el lenguaje según la técnica de programación utilizada. En qué consiste la programación estructurada? Cómo ha evolucionado esta para ser más útil? Justifica tu respuesta, y pone dos ejemplos de lenguajes de programación estructurados.</text:span><text:span text:style-name="T1"> </text:span><text:span text:style-name="T4">Un Lenguaje de promación estructurado es aquel </text:span><text:span text:style-name="T11">orientado a mejorar la claridad, calidad y tiempo de desarrollo</text:span><text:span text:style-name="T4"> de un software.</text:span></text:p>
        </text:list-header>
      </text:list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table:number-columns-spanned="4" office:value-type="string">
            <text:p text:style-name="P12">Evolución de los tipos de lenguajes de programación: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2.A1" table:number-columns-spanned="4" office:value-type="string">
            <text:p text:style-name="P13"><draw:frame draw:style-name="fr1" draw:name="gráficos1" text:anchor-type="paragraph" svg:width="16.805cm" svg:height="1.981cm" draw:z-index="0"><draw:image xlink:href="Pictures/100000000000033F00000062C8C19C9A.jpg" xlink:type="simple" xlink:show="embed" xlink:actuate="onLoad"/></draw:frame> <text:s text:c="9"/><text:span text:style-name="T22">↓</text:span><text:span text:style-name="T23"> <text:s text:c="32"/></text:span><text:span text:style-name="T22">↓</text:span><text:span text:style-name="T23"> <text:s text:c="32"/></text:span><text:span text:style-name="T22">↓</text:span><text:span text:style-name="T23"> <text:s text:c="32"/></text:span><text:span text:style-name="T22">↓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4"><text:span text:style-name="T13">Es el sistema de códigos directamente interpretable por un circuito microprogramable</text:span> </text:p>
          </table:table-cell>
          <table:table-cell table:style-name="Tabla2.A3" office:value-type="string">
            <text:p text:style-name="P15"><text:span text:style-name="T16">Consiste en un conjunto </text:span><text:span text:style-name="T17">de</text:span><text:span text:style-name="T16"> códigos que representan instrucciones básicas.</text:span></text:p>
          </table:table-cell>
          <table:table-cell table:style-name="Tabla2.A3" office:value-type="string">
            <text:p text:style-name="P15"><text:span text:style-name="T16">Se caracteriza por expresar los algoritmos de una manera adecuada a la capacidad humana, en lugar de la capacidad que se la ejecuta de las máquinas.</text:span> </text:p>
          </table:table-cell>
          <table:table-cell table:style-name="Tabla2.A3" office:value-type="string">
            <text:p text:style-name="P15"><text:span text:style-name="T16">Brinda los conocimientos necesarios para diseñar y desarrollar aplicaciones con un entorno visual amigable y fácil de utilizar para el usuario.</text:span> </text:p>
          </table:table-cell>
        </table:table-row>
      </table:table>
      <text:list xml:id="list22634526" text:continue-numbering="true" text:style-name="L1">
        <text:list-header>
          <text:p text:style-name="P5"/>
          <text:p text:style-name="P6">8- ¿Cuáles son las principales ventajas de los lenguajes de programación POO, y justifica estas ventajas. </text:p>
          <text:p text:style-name="P8">Es una forma mas cercana a como nosotros expresaríamos las instrucciones en nuestra vida cotidiana, a diferencia de otros lenguajes de programación. Esta forma de programar es mucho mas simple que otras y nos da la ventaja de ser mas rápido.</text:p>
          <text:p text:style-name="P8"><text:line-break/><text:span text:style-name="T7">VENTAJAS</text:span></text:p>
        </text:list-header>
        <text:list-item>
          <text:p text:style-name="P16">Todo el código se encuentra en un solo lugar</text:p>
        </text:list-item>
        <text:list-item>
          <text:p text:style-name="P16">Los objetos pueden tener varios atributos por ejemplo, que lea un sensor y a la vez encienda.</text:p>
        </text:list-item>
        <text:list-item>
          <text:p text:style-name="P16">Son mas fáciles de entender los códigos.</text:p>
        </text:list-item>
        <text:list-item>
          <text:p text:style-name="P17"><text:span text:style-name="T21">La ejecución del programa es rápida y sencilla, todo se encuentra en una sola ventana.</text:span></text:p>
        </text:list-item>
      </text:list>
      <text:p text:style-name="P18"><text:span text:style-name="T20"/></text:p>
      <text:list xml:id="list22649476" text:continue-numbering="true" text:style-name="L1">
        <text:list-header>
          <text:p text:style-name="P5">9- Cada lenguaje de programación es adecuado para dar solución a unos tipos de proyectos. Especifica las características del tipo de proyecto o software para los que serían adecuados los siguientes lenguajes (razona el motivo):</text:p>
          <text:p text:style-name="P10"><text:s text:c="10"/> Java</text:p>
          <text:p text:style-name="P10"><text:s text:c="10"/> Cobol</text:p>
          <text:p text:style-name="P10"><text:s text:c="10"/> Python</text:p>
          <text:p text:style-name="P10"><text:s text:c="10"/> PHP</text:p>
          <text:p text:style-name="P10"><text:soft-page-break/><text:s text:c="10"/> JAVASCRIPT</text:p>
          <text:p text:style-name="P10"><text:s text:c="10"/> HTML 5</text:p>
          <text:p text:style-name="P10"><text:s text:c="10"/> CSS3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Times, serif"/>
    <style:font-face style:name="Helvetica Neue Light" svg:font-family="'Helvetica Neue Light', HelveticaNeue-Light, 'Helvetica Neue', Helvetica, Arial, sans-serif"/>
    <style:font-face style:name="OpenSymbol" svg:font-family="OpenSymbol"/>
    <style:font-face style:name="Tahoma3" svg:font-family="Tahoma"/>
    <style:font-face style:name="TimesNewRomanPS-BoldMT" svg:font-family="TimesNewRomanPS-BoldMT"/>
    <style:font-face style:name="sans-serif" svg:font-family="sans-serif"/>
    <style:font-face style:name="TimesNewRomanPSMT" svg:font-family="TimesNewRomanPSMT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2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6.562cm"/>
    </style:style>
    <style:style style:name="Tabla1.C" style:family="table-column">
      <style:table-column-properties style:column-width="3.198cm"/>
    </style:style>
    <style:style style:name="Tabla1.D" style:family="table-column">
      <style:table-column-properties style:column-width="4.26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bla1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bla1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bla1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b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1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bla1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/>
    </style:style>
    <style:style style:name="MP3" style:family="paragraph" style:parent-style-name="Table_20_Contents">
      <style:text-properties style:font-name="Tahoma" fo:font-weight="bold" style:font-weight-asian="bold" style:font-weight-complex="bold"/>
    </style:style>
    <style:style style:name="MP4" style:family="paragraph" style:parent-style-name="Table_20_Contents">
      <style:text-properties style:font-name="Tahom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style:font-name="Tahoma" fo:font-weight="bold" style:font-weight-asian="bold" style:font-weight-complex="bold"/>
    </style:style>
    <style:style style:name="MT2" style:family="text">
      <style:text-properties style:font-name="Tahoma" fo:font-weight="normal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Nombre:</text:p>
            </table:table-cell>
            <table:table-cell table:style-name="Tabla1.B1" office:value-type="string">
              <text:p text:style-name="MP2">Sergio</text:p>
            </table:table-cell>
            <table:table-cell table:style-name="Tabla1.B1" office:value-type="string">
              <text:p text:style-name="MP3">Apellidos:</text:p>
            </table:table-cell>
            <table:table-cell table:style-name="Tabla1.D1" office:value-type="string">
              <text:p text:style-name="MP2">Jiménez Sastre</text:p>
            </table:table-cell>
          </table:table-row>
          <table:table-row table:style-name="Tabla1.1">
            <table:table-cell table:style-name="Tabla1.A2" office:value-type="string">
              <text:p text:style-name="MP3">Asignatura:</text:p>
            </table:table-cell>
            <table:table-cell table:style-name="Tabla1.B2" office:value-type="string">
              <text:p text:style-name="MP4">Entornos de Desenvolupamiento</text:p>
            </table:table-cell>
            <table:table-cell table:style-name="Tabla1.B2" office:value-type="string">
              <text:p text:style-name="MP3">Curso/Grupo:</text:p>
            </table:table-cell>
            <table:table-cell table:style-name="Tabla1.D2" office:value-type="string">
              <text:p text:style-name="MP2">DAW1A</text:p>
            </table:table-cell>
          </table:table-row>
          <table:table-row table:style-name="Tabla1.1">
            <table:table-cell table:style-name="Tabla1.A3" table:number-columns-spanned="4" office:value-type="string">
              <text:p text:style-name="Table_20_Contents"><text:span text:style-name="MT1">Práctica: </text:span><text:span text:style-name="MT2">Pràctica 2 – Desenvolupamiento de software</text:span><text:span text:style-name="MT3"> 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5"><text:page-number text:select-page="current">3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10S</meta:editing-duration>
    <meta:editing-cycles>26</meta:editing-cycles>
    <meta:generator>OpenOffice/4.1.2$Win32 OpenOffice.org_project/412m3$Build-9782</meta:generator>
    <dc:date>2017-10-26T02:45:48.05</dc:date>
    <meta:document-statistic meta:table-count="3" meta:image-count="1" meta:object-count="0" meta:page-count="3" meta:paragraph-count="39" meta:word-count="593" meta:character-count="3877"/>
    <meta:user-defined meta:name="Info 1"/>
    <meta:user-defined meta:name="Info 2"/>
    <meta:user-defined meta:name="Info 3"/>
    <meta:user-defined meta:name="Info 4"/>
  </office:meta>
</office:document-meta>
</file>